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d364" officeooo:paragraph-rsid="001bd364"/>
    </style:style>
    <style:style style:name="gr1" style:family="graphic" style:parent-style-name="Frame">
      <style:graphic-properties draw:textarea-horizontal-align="justify" draw:textarea-vertical-align="middle" draw:auto-grow-height="false" fo:min-height="3.496cm" fo:min-width="5.65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4.038cm" fo:min-width="4.9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MyRoundedRectangle" draw:style-name="gr1" svg:width="6.033cm" svg:height="3.874cm" svg:x="1.82cm" svg:y="0.63cm"><text:p text:style-name="Frame_20_contents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svg:width="5.372cm" svg:height="4.472cm" svg:x="6.131cm" svg:y="6.706cm"><text:p text:style-name="Frame_20_contents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ext in pag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na Henschel</meta:initial-creator>
    <meta:creation-date>2014-10-05T20:52:07.733000000</meta:creation-date>
    <dc:date>2016-12-07T16:37:11.272191872</dc:date>
    <dc:creator>Miklos Vajna</dc:creator>
    <meta:editing-duration>PT19M3S</meta:editing-duration>
    <meta:editing-cycles>3</meta:editing-cycles>
    <meta:generator>LibreOfficeDev/5.4.0.0.alpha0$Linux_X86_64 LibreOffice_project/1b46f1f1d37b0d0271071a240975241883e1b24f</meta:generator>
    <meta:document-statistic meta:table-count="0" meta:image-count="0" meta:object-count="0" meta:page-count="1" meta:paragraph-count="1" meta:word-count="3" meta:character-count="13" meta:non-whitespace-character-count="10"/>
  </office:meta>
</office:document-meta>
</file>